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048" officeooo:paragraph-rsid="000fe048"/>
    </style:style>
    <style:style style:name="P2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3" style:family="paragraph" style:parent-style-name="Standard">
      <style:text-properties fo:color="#d4d4d4" style:font-name="Droid Sans Mono" fo:font-size="12pt" fo:font-weight="normal" officeooo:paragraph-rsid="000fe048" fo:background-color="#1e1e1e"/>
    </style:style>
    <style:style style:name="P4" style:family="paragraph" style:parent-style-name="Standard">
      <style:text-properties fo:color="#d4d4d4" style:font-name="Droid Sans Mono" fo:font-size="12pt" fo:font-weight="normal" officeooo:rsid="0013bf16" officeooo:paragraph-rsid="0013bf16" fo:background-color="#1e1e1e"/>
    </style:style>
    <style:style style:name="P5" style:family="paragraph" style:parent-style-name="Standard">
      <style:paragraph-properties style:line-height-at-least="0.2291in"/>
      <style:text-properties fo:color="#dcdcdc" style:font-name="Droid Sans Mono" fo:font-size="12pt" fo:font-weight="normal" fo:background-color="#1e1e1e"/>
    </style:style>
    <style:style style:name="P6" style:family="paragraph" style:parent-style-name="Standard">
      <style:paragraph-properties style:line-height-at-least="0.2291in"/>
      <style:text-properties fo:color="#000000" style:font-name="Droid Sans Mono" fo:font-size="12pt" fo:font-weight="normal" fo:background-color="#fffffe"/>
    </style:style>
    <style:style style:name="P7" style:family="paragraph" style:parent-style-name="Standard">
      <style:text-properties fo:color="#000000" style:font-name="Droid Sans Mono" fo:font-size="12pt" fo:font-weight="normal" officeooo:paragraph-rsid="000fe048" fo:background-color="#fffffe"/>
    </style:style>
    <style:style style:name="P8" style:family="paragraph" style:parent-style-name="Standard">
      <style:text-properties fo:color="#000000" style:font-name="Droid Sans Mono" fo:font-size="12pt" fo:font-weight="normal" officeooo:rsid="0011d9a4" officeooo:paragraph-rsid="0011d9a4" fo:background-color="#fffffe"/>
    </style:style>
    <style:style style:name="P9" style:family="paragraph" style:parent-style-name="Standard">
      <style:text-properties fo:color="#000000" style:font-name="Droid Sans Mono" fo:font-size="12pt" fo:font-weight="normal" officeooo:rsid="0011d9a4" officeooo:paragraph-rsid="00147d77" fo:background-color="#fffffe"/>
    </style:style>
    <style:style style:name="P10" style:family="paragraph" style:parent-style-name="Standard">
      <style:text-properties fo:color="#000000" style:font-name="Droid Sans Mono" fo:font-size="12pt" fo:font-weight="normal" officeooo:rsid="0013bf16" officeooo:paragraph-rsid="0013bf16" fo:background-color="#fffffe"/>
    </style:style>
    <style:style style:name="P11" style:family="paragraph" style:parent-style-name="Standard">
      <style:paragraph-properties style:line-height-at-least="0.2291in"/>
      <style:text-properties fo:color="#000000" style:font-name="Droid Sans Mono" fo:font-size="12pt" fo:font-weight="normal" officeooo:rsid="0013bf16" officeooo:paragraph-rsid="0013bf16" fo:background-color="#fffffe"/>
    </style:style>
    <style:style style:name="P12" style:family="paragraph" style:parent-style-name="Standard">
      <style:text-properties fo:color="#000000" style:font-name="Droid Sans Mono" fo:font-size="12pt" fo:font-weight="normal" officeooo:paragraph-rsid="0013bf16" fo:background-color="#fffffe"/>
    </style:style>
    <style:style style:name="P13" style:family="paragraph" style:parent-style-name="Standard">
      <style:paragraph-properties style:line-height-at-least="0.2291in"/>
      <style:text-properties fo:color="#000000" style:font-name="Droid Sans Mono" fo:font-size="12pt" fo:font-weight="normal" officeooo:rsid="00166aca" officeooo:paragraph-rsid="00166aca" fo:background-color="#fffffe"/>
    </style:style>
    <style:style style:name="P14" style:family="paragraph" style:parent-style-name="Standard">
      <style:paragraph-properties style:line-height-at-least="0.2291in"/>
    </style:style>
    <style:style style:name="T1" style:family="text">
      <style:text-properties officeooo:rsid="000fe048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dc"/>
    </style:style>
    <style:style style:name="T5" style:family="text">
      <style:text-properties fo:color="#b5cea8"/>
    </style:style>
    <style:style style:name="T6" style:family="text">
      <style:text-properties fo:color="#c586c0"/>
    </style:style>
    <style:style style:name="T7" style:family="text">
      <style:text-properties fo:color="#dcdcaa"/>
    </style:style>
    <style:style style:name="T8" style:family="text">
      <style:text-properties fo:color="#0000ff"/>
    </style:style>
    <style:style style:name="T9" style:family="text">
      <style:text-properties fo:color="#a31515"/>
    </style:style>
    <style:style style:name="T10" style:family="text">
      <style:text-properties fo:color="#098658"/>
    </style:style>
    <style:style style:name="T11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3</text:span></text:p>
      <text:p text:style-name="Standard"/>
      <text:p text:style-name="P7"><text:span text:style-name="T8">#include</text:span> <text:span text:style-name="T8">&lt;</text:span><text:span text:style-name="T9">stdio.h</text:span><text:span text:style-name="T8">&gt;</text:span></text:p>
      <text:p text:style-name="P6"><text:span text:style-name="T8">int</text:span> main(<text:span text:style-name="T8">void</text:span>) {</text:p>
      <text:p text:style-name="P6">printf(<text:span text:style-name="T9">"Hello World!\n"</text:span>);</text:p>
      <text:p text:style-name="P6"><text:span text:style-name="T8">return</text:span> <text:span text:style-name="T10">0</text:span>;</text:p>
      <text:p text:style-name="P6">}</text:p>
      <text:p text:style-name="P8"><text:span text:style-name="T8"/></text:p>
      <text:p text:style-name="P8"><text:span text:style-name="T8">1.4</text:span></text:p>
      <text:p text:style-name="P8"><text:span text:style-name="T8"/></text:p>
      <text:p text:style-name="P8"><text:span text:style-name="T8">#include</text:span> <text:span text:style-name="T8">&lt;</text:span><text:span text:style-name="T9">stdio.h</text:span><text:span text:style-name="T8">&gt;</text:span></text:p>
      <text:p text:style-name="P6"><text:span text:style-name="T8">int</text:span> main(<text:span text:style-name="T8">void</text:span>) {</text:p>
      <text:p text:style-name="P6">printf(<text:span text:style-name="T9">" NO PARKING\n"</text:span>);</text:p>
      <text:p text:style-name="P6">printf(<text:span text:style-name="T9">"2:00 - 6:00 a.m.\n"</text:span>);</text:p>
      <text:p text:style-name="P6"><text:span text:style-name="T8">return</text:span> <text:span text:style-name="T10">0</text:span>;</text:p>
      <text:p text:style-name="P6">}</text:p>
      <text:p text:style-name="P6"/>
      <text:p text:style-name="P10"><text:span text:style-name="T8">1.5</text:span></text:p>
      <text:p text:style-name="P10"><text:span text:style-name="T8"/></text:p>
      <text:p text:style-name="P10"><text:span text:style-name="T8"/></text:p>
      <text:p text:style-name="P10"><text:span text:style-name="T8">1.6</text:span></text:p>
      <text:p text:style-name="P9"><text:span text:style-name="T8">#include &lt;</text:span><text:span text:style-name="T9">stdio.h</text:span><text:span text:style-name="T8">&gt;</text:span></text:p>
      <text:p text:style-name="P12"><text:span text:style-name="T8">int</text:span> main(<text:span text:style-name="T8">void</text:span>) {</text:p>
      <text:p text:style-name="P6">printf(<text:span text:style-name="T9">"Hello world!\n"</text:span>);</text:p>
      <text:p text:style-name="P6">printf(<text:span text:style-name="T9">"How are you?\n"</text:span>);</text:p>
      <text:p text:style-name="P6">printf(<text:span text:style-name="T9">" (I'm fine).\n"</text:span>);</text:p>
      <text:p text:style-name="P6"><text:span text:style-name="T8">return</text:span> <text:span text:style-name="T10">0</text:span>;</text:p>
      <text:p text:style-name="P6">}</text:p>
      <text:p text:style-name="P6"/>
      <text:p text:style-name="P11">1.7</text:p>
      <text:p text:style-name="P11"><text:span text:style-name="T8">#include</text:span> <text:span text:style-name="T8">&lt;</text:span><text:span text:style-name="T9">stdio.h</text:span><text:span text:style-name="T8">&gt;</text:span></text:p>
      <text:p text:style-name="P14"/>
      <text:p text:style-name="P6"><text:span text:style-name="T8">int</text:span> main(<text:span text:style-name="T8">void</text:span>)</text:p>
      <text:p text:style-name="P6">{</text:p>
      <text:p text:style-name="P6"><text:span text:style-name="T8">int</text:span> userNum;</text:p>
      <text:p text:style-name="P6"><text:span text:style-name="T8">int</text:span> num;</text:p>
      <text:p text:style-name="P14"/>
      <text:p text:style-name="P6">printf(<text:span text:style-name="T9">"Enter integer:\n"</text:span>);</text:p>
      <text:p text:style-name="P6">scanf(<text:span text:style-name="T9">"%d"</text:span>, &amp;userNum);</text:p>
      <text:p text:style-name="P14"/>
      <text:p text:style-name="P6">printf(<text:span text:style-name="T9">"You entered: %d\n"</text:span>, userNum);</text:p>
      <text:p text:style-name="P14"/>
      <text:p text:style-name="P6">printf(<text:span text:style-name="T9">"%d squared is %d\n"</text:span>, userNum, userNum * userNum);</text:p>
      <text:p text:style-name="P6"><text:soft-page-break/>printf(<text:span text:style-name="T9">"And %d cubed is %d!!\n"</text:span>, userNum, userNum * userNum * userNum);</text:p>
      <text:p text:style-name="P6">printf(<text:span text:style-name="T9">"Enter another integer:\n"</text:span>);</text:p>
      <text:p text:style-name="P6">scanf(<text:span text:style-name="T9">"%d"</text:span>, &amp;num);</text:p>
      <text:p text:style-name="P6">printf(<text:span text:style-name="T9">"%d + %d is %d\n"</text:span>, userNum, num, userNum + num);</text:p>
      <text:p text:style-name="P6">printf(<text:span text:style-name="T9">"%d * %d is %d\n"</text:span>, userNum, num, userNum * num);</text:p>
      <text:p text:style-name="P14"/>
      <text:p text:style-name="P6"><text:span text:style-name="T8">return</text:span> <text:span text:style-name="T10">0</text:span>;</text:p>
      <text:p text:style-name="P6">}</text:p>
      <text:p text:style-name="P6"/>
      <text:p text:style-name="P13">1.8</text:p>
      <text:p text:style-name="P11"/>
      <text:p text:style-name="P11"/>
      <text:p text:style-name="P4"/>
      <text:p text:style-name="P4"/>
      <text:p text:style-name="P10"><text:span text:style-name="T8"/></text:p>
      <text:p text:style-name="P10"><text:span text:style-name="T8"/></text:p>
      <text:p text:style-name="P6"/>
      <text:p text:style-name="P6"/>
      <text:p text:style-name="P3"><text:span text:style-name="T2"/>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1T15:00:07.261315513</meta:creation-date>
    <dc:date>2020-06-01T16:27:53.116721214</dc:date>
    <meta:editing-duration>PT1H27M44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2" meta:paragraph-count="40" meta:word-count="111" meta:character-count="743" meta:non-whitespace-character-count="672"/>
  </office:meta>
</office:document-meta>
</file>